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1" svg:font-family="Arial1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6.346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68cm"/>
    </style:style>
    <style:style style:name="co6" style:family="table-column">
      <style:table-column-properties fo:break-before="auto" style:column-width="7.454cm"/>
    </style:style>
    <style:style style:name="co7" style:family="table-column">
      <style:table-column-properties fo:break-before="auto" style:column-width="6.583cm"/>
    </style:style>
    <style:style style:name="co8" style:family="table-column">
      <style:table-column-properties fo:break-before="auto" style:column-width="5.258cm"/>
    </style:style>
    <style:style style:name="co9" style:family="table-column">
      <style:table-column-properties fo:break-before="auto" style:column-width="7.588cm"/>
    </style:style>
    <style:style style:name="co10" style:family="table-column">
      <style:table-column-properties fo:break-before="auto" style:column-width="2.718cm"/>
    </style:style>
    <style:style style:name="co11" style:family="table-column">
      <style:table-column-properties fo:break-before="auto" style:column-width="5.648cm"/>
    </style:style>
    <style:style style:name="co12" style:family="table-column">
      <style:table-column-properties fo:break-before="auto" style:column-width="2.683cm"/>
    </style:style>
    <style:style style:name="co13" style:family="table-column">
      <style:table-column-properties fo:break-before="auto" style:column-width="2.277cm"/>
    </style:style>
    <style:style style:name="co14" style:family="table-column">
      <style:table-column-properties fo:break-before="auto" style:column-width="1.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203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9.186cm" fo:break-before="auto" style:use-optimal-row-height="false"/>
    </style:style>
    <style:style style:name="ro6" style:family="table-row">
      <style:table-row-properties style:row-height="2.646cm" fo:break-before="auto" style:use-optimal-row-height="false"/>
    </style:style>
    <style:style style:name="ro7" style:family="table-row">
      <style:table-row-properties style:row-height="4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Matriz">
      <style:table-properties table:display="true" style:writing-mode="lr-tb"/>
    </style:style>
    <style:style style:name="ce22" style:family="table-cell" style:parent-style-name="Normal_20_2">
      <style:table-cell-properties fo:background-color="#00456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Normal_20_3">
      <style:table-cell-properties fo:background-color="#00456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Normal_20_3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Normal_20_3">
      <style:table-cell-properties style:rotation-align="none"/>
    </style:style>
    <style:style style:name="ce10" style:family="table-cell" style:parent-style-name="Normal_20_3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Normal_20_3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7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Normal_20_3">
      <style:table-cell-properties style:rotation-align="none"/>
      <style:text-properties fo:color="#000000"/>
    </style:style>
    <style:style style:name="ce15" style:family="table-cell" style:parent-style-name="Normal_20_3">
      <style:table-cell-properties fo:background-color="#00456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" style:family="table-cell" style:parent-style-name="Normal_20_3">
      <style:table-cell-properties fo:background-color="#00456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Normal_20_3">
      <style:table-cell-properties fo:background-color="#e6e6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Normal_20_3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d5e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Normal_20_3" style:data-style-name="N118">
      <style:table-cell-properties fo:background-color="#e6e6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d5e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gr1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1.046cm" fo:min-width="18.652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fo:font-size="18pt"/>
    </style:style>
    <style:style style:name="P3" style:family="paragraph"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/>
      <style:text-properties fo:font-size="18pt"/>
    </style:style>
    <style:style style:name="P5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&quot;;&quot;N&quot;)" table:allow-empty-cell="true" table:display-list="unsorted" table:base-cell-address="'Matriz de Datos'.F11">
          <table:error-message table:message-type="stop" table:display="true"/>
        </table:content-validation>
      </table:content-validations>
      <table:table table:name="Instruc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3"/>
        <table:table-column table:style-name="co3" table:default-cell-style-name="ce24"/>
        <table:table-row table:style-name="ro1">
          <table:table-cell/>
          <table:table-cell table:style-name="Default">
            <draw:custom-shape table:end-cell-address="Instrucciones.C3" table:end-x="12.934cm" table:end-y="0.392cm" draw:z-index="0" draw:name="TextBox 1" draw:style-name="gr1" draw:text-style-name="P2" svg:width="19.151cm" svg:height="1.295cm" svg:x="0.13cm" svg:y="0cm">
              <text:p text:style-name="P1"><text:span text:style-name="T1">Instrucciones de la Plantilla Matriz de Dato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/>
        </table:table-row>
        <table:table-row table:style-name="ro1" table:number-rows-repeated="3">
          <table:table-cell/>
          <table:table-cell table:style-name="Default" table:number-columns-repeated="2"/>
        </table:table-row>
        <table:table-row table:style-name="ro2">
          <table:table-cell/>
          <table:table-cell table:style-name="ce22" office:value-type="string" calcext:value-type="string">
            <text:p>Columna</text:p>
          </table:table-cell>
          <table:table-cell table:style-name="ce22" office:value-type="string" calcext:value-type="string">
            <text:p>Descripción</text:p>
          </table:table-cell>
        </table:table-row>
        <table:table-row table:style-name="ro1">
          <table:table-cell/>
          <table:table-cell office:value-type="string" calcext:value-type="string">
            <text:p>Folio</text:p>
          </table:table-cell>
          <table:table-cell office:value-type="string" calcext:value-type="string">
            <text:p>Ingresar el número de folio de la petición</text:p>
          </table:table-cell>
        </table:table-row>
        <table:table-row table:style-name="ro1">
          <table:table-cell/>
          <table:table-cell office:value-type="string" calcext:value-type="string">
            <text:p>Nombre del folio</text:p>
          </table:table-cell>
          <table:table-cell office:value-type="string" calcext:value-type="string">
            <text:p>Ingresar el nombre de la petición</text:p>
          </table:table-cell>
        </table:table-row>
        <table:table-row table:style-name="ro1">
          <table:table-cell/>
          <table:table-cell office:value-type="string" calcext:value-type="string">
            <text:p>Creado por</text:p>
          </table:table-cell>
          <table:table-cell office:value-type="string" calcext:value-type="string">
            <text:p>Nombre de la persona que elabora el documento</text:p>
          </table:table-cell>
        </table:table-row>
        <table:table-row table:style-name="ro3">
          <table:table-cell/>
          <table:table-cell office:value-type="string" calcext:value-type="string">
            <text:p>Área/Sistema</text:p>
          </table:table-cell>
          <table:table-cell office:value-type="string" calcext:value-type="string">
            <text:p>Ingresar el Área/Sistema correspondiente al caso de prueba al que se detallarán los datos de pruebas.</text:p>
          </table:table-cell>
        </table:table-row>
        <table:table-row table:style-name="ro4">
          <table:table-cell/>
          <table:table-cell office:value-type="string" calcext:value-type="string">
            <text:p>Módulo/Opción</text:p>
          </table:table-cell>
          <table:table-cell office:value-type="string" calcext:value-type="string">
            <text:p>Ingresar el Módulo/Opción correspondiente al caso de prueba al que se detallarán los datos de pruebas.</text:p>
          </table:table-cell>
        </table:table-row>
        <table:table-row table:style-name="ro3">
          <table:table-cell/>
          <table:table-cell office:value-type="string" calcext:value-type="string">
            <text:p>Nombre del Caso de Prueba</text:p>
          </table:table-cell>
          <table:table-cell office:value-type="string" calcext:value-type="string">
            <text:p>Capturar el nombre mostrado en la columna “Nombre del caso de prueba” de la pestaña “Casos de prueba” usado en la plantilla: “For-MatrizdeCasosdePrueba”.</text:p>
          </table:table-cell>
        </table:table-row>
        <table:table-row table:style-name="ro3">
          <table:table-cell/>
          <table:table-cell office:value-type="string" calcext:value-type="string">
            <text:p>Descripción del Tipo de Dato</text:p>
          </table:table-cell>
          <table:table-cell office:value-type="string" calcext:value-type="string">
            <text:p>Capturar descripción del dato a alto nivel (Ejemplo: Cliente sin adeudo, Código no resurtible, Código de prueba, etc.).</text:p>
          </table:table-cell>
        </table:table-row>
        <table:table-row table:style-name="ro3">
          <table:table-cell/>
          <table:table-cell office:value-type="string" calcext:value-type="string">
            <text:p>Reusable (S/N)</text:p>
          </table:table-cell>
          <table:table-cell office:value-type="string" calcext:value-type="string">
            <text:p>Seleccionar S/N de acuerdo a si el dato puede ser usado en más de un ciclo o no.</text:p>
          </table:table-cell>
        </table:table-row>
        <table:table-row table:style-name="ro3">
          <table:table-cell/>
          <table:table-cell office:value-type="string" calcext:value-type="string">
            <text:p>Comentarios</text:p>
          </table:table-cell>
          <table:table-cell office:value-type="string" calcext:value-type="string">
            <text:p>Escribir la información adicional relacionada al caso de prueba y dato de prueba.</text:p>
          </table:table-cell>
        </table:table-row>
        <table:table-row table:style-name="ro5">
          <table:table-cell/>
          <table:table-cell office:value-type="string" calcext:value-type="string">
            <text:p>Registro(s)</text:p>
          </table:table-cell>
          <table:table-cell office:value-type="string" calcext:value-type="string">
            <text:p>Describir las características que debe de cumplir en Base de Datos el dato de entrada para el caso de prueba:</text:p>
            <text:p>  Registro (1-N) - Registro o registros necesarios para identificar el dato entrada; 1 por cada combinación de BD y Tabla. </text:p>
            <text:p>  BD/Tabla - Base de Datos y Tabla donde se encuentra el registro.</text:p>
            <text:p>  Campo (1-N) - Nombre del campo o etiqueta que requiere un dato específico.</text:p>
            <text:p>  </text:p>
            <text:p>  Nota: En caso de requerir más Registros o más campos por registro, se deberán agregar las columnas necesarias. De la misma forma, en caso de no requerir todos, eliminar las columnas no utilizadas.</text:p>
            <text:p/>
            <text:p>  </text:p>
            <text:p>  Ejemplo si en el campo “Descripción del Tipo de Dato” se capturó - Comprador existente con acceso a la Aplicación "XXXX" con Opcion "XXXX"</text:p>
            <text:p>  Registro 1</text:p>
            <text:p>  BD/Tabla: Sau/dbo.Usuarios</text:p>
            <text:p>  Campo 1: IdEmpleado = cualquiera</text:p>
            <text:p>  Registro 2</text:p>
            <text:p>  BD/Tabla: Sau/dbo.Atributos</text:p>
            <text:p>  Campo 1: IdEmpleado = el utilizado en el Registro 1</text:p>
            <text:p>  Campo 2: IdAplicacion = 1</text:p>
            <text:p>  Campo 3: IdOpcion = 8, 9 o 10</text:p>
          </table:table-cell>
        </table:table-row>
      </table:table>
      <table:table table:name="Matriz de Datos" table:style-name="ta2" table:print-ranges="'Matriz de Datos'.C1:'Matriz de Datos'.N2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3" table:number-columns-repeated="2" table:default-cell-style-name="ce7"/>
        <table:table-column table:style-name="co14" table:default-cell-style-name="ce7"/>
        <table:table-column table:style-name="co13" table:number-columns-repeated="38" table:default-cell-style-name="ce7"/>
        <table:table-row table:style-name="ro6">
          <table:table-cell table:number-columns-repeated="3"/>
          <table:table-cell table:style-name="ce27"/>
          <table:table-cell>
            <draw:custom-shape table:end-cell-address="'Matriz de Datos'.H1" table:end-x="1.537cm" table:end-y="2.123cm" draw:z-index="0" draw:name="TextBox 1" draw:style-name="gr2" draw:text-style-name="P4" svg:width="11.092cm" svg:height="1.197cm" svg:x="6.249cm" svg:y="0.926cm">
              <text:p text:style-name="P3"><text:span text:style-name="T1">Matriz de Datos de Prueb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  <table:table-cell table:style-name="ce25" table:number-columns-spanned="4" table:number-rows-spanned="1"/>
          <table:covered-table-cell table:number-columns-repeated="3" table:style-name="ce29"/>
          <table:table-cell table:number-columns-repeated="37"/>
        </table:table-row>
        <table:table-row table:style-name="ro2">
          <table:table-cell table:number-columns-repeated="51"/>
        </table:table-row>
        <table:table-row table:style-name="ro2">
          <table:table-cell/>
          <table:table-cell table:style-name="ce28" office:value-type="string" calcext:value-type="string">
            <text:p>Folio:</text:p>
          </table:table-cell>
          <table:table-cell table:style-name="ce10" office:value-type="float" office:value="34849" calcext:value-type="float" table:number-columns-spanned="2" table:number-rows-spanned="1">
            <text:p>34849</text:p>
          </table:table-cell>
          <table:covered-table-cell table:style-name="ce10"/>
          <table:table-cell table:style-name="Default" table:number-columns-repeated="2"/>
          <table:table-cell/>
          <table:table-cell table:style-name="ce28" table:number-columns-repeated="3"/>
          <table:table-cell/>
          <table:table-cell table:style-name="Default" table:number-columns-repeated="3"/>
          <table:table-cell table:number-columns-repeated="37"/>
        </table:table-row>
        <table:table-row table:style-name="ro2">
          <table:table-cell/>
          <table:table-cell table:style-name="ce28" office:value-type="string" calcext:value-type="string">
            <text:p>Nombre del Folio:</text:p>
          </table:table-cell>
          <table:table-cell table:style-name="ce11" office:value-type="string" calcext:value-type="string" table:number-columns-spanned="2" table:number-rows-spanned="1">
            <text:p>Inhabilitar las Opciones de Menú de ETP en Sistema de Cajas de Abono</text:p>
          </table:table-cell>
          <table:covered-table-cell table:style-name="ce10"/>
          <table:table-cell table:style-name="Default" table:number-columns-repeated="2"/>
          <table:table-cell/>
          <table:table-cell table:style-name="ce28" table:number-columns-repeated="3"/>
          <table:table-cell table:number-columns-repeated="41"/>
        </table:table-row>
        <table:table-row table:style-name="ro2">
          <table:table-cell/>
          <table:table-cell table:style-name="ce28" office:value-type="string" calcext:value-type="string">
            <text:p>Creado por:</text:p>
          </table:table-cell>
          <table:table-cell table:style-name="ce10" office:value-type="string" calcext:value-type="string" table:number-columns-spanned="2" table:number-rows-spanned="1">
            <text:p>Brayan Arturo Delgado Flores</text:p>
          </table:table-cell>
          <table:covered-table-cell/>
          <table:table-cell table:style-name="Default" table:number-columns-repeated="2"/>
          <table:table-cell/>
          <table:table-cell table:style-name="ce28" table:number-columns-repeated="3"/>
          <table:table-cell table:number-columns-repeated="41"/>
        </table:table-row>
        <table:table-row table:style-name="ro2" table:number-rows-repeated="3">
          <table:table-cell table:number-columns-repeated="51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Area/Sistema</text:p>
          </table:table-cell>
          <table:table-cell table:style-name="ce5" office:value-type="string" calcext:value-type="string" table:number-columns-spanned="1" table:number-rows-spanned="2">
            <text:p>Modulo/Opción</text:p>
          </table:table-cell>
          <table:table-cell table:style-name="ce5" office:value-type="string" calcext:value-type="string" table:number-columns-spanned="1" table:number-rows-spanned="2">
            <text:p>Nombre del Caso de Prueba</text:p>
          </table:table-cell>
          <table:table-cell table:style-name="ce15" office:value-type="string" calcext:value-type="string" table:number-columns-spanned="1" table:number-rows-spanned="2">
            <text:p>Descripción del Tipo de Dato</text:p>
          </table:table-cell>
          <table:table-cell table:style-name="ce5" office:value-type="string" calcext:value-type="string" table:number-columns-spanned="1" table:number-rows-spanned="2">
            <text:p>Reusable (S/N)</text:p>
          </table:table-cell>
          <table:table-cell table:style-name="ce15" office:value-type="string" calcext:value-type="string" table:number-columns-spanned="1" table:number-rows-spanned="2">
            <text:p>Comentarios</text:p>
          </table:table-cell>
          <table:table-cell table:style-name="ce17" office:value-type="string" calcext:value-type="string" table:number-columns-spanned="3" table:number-rows-spanned="1">
            <text:p>Registro 1</text:p>
          </table:table-cell>
          <table:covered-table-cell table:number-columns-repeated="2" table:style-name="ce20"/>
          <table:table-cell table:style-name="ce15" office:value-type="string" calcext:value-type="string" table:number-columns-spanned="4" table:number-rows-spanned="1">
            <text:p>Registro 2</text:p>
          </table:table-cell>
          <table:covered-table-cell table:number-columns-repeated="2" table:style-name="ce21"/>
          <table:covered-table-cell table:style-name="ce17"/>
          <table:table-cell table:number-columns-repeated="37"/>
        </table:table-row>
        <table:table-row table:style-name="ro2">
          <table:table-cell/>
          <table:covered-table-cell/>
          <table:covered-table-cell table:style-name="Default"/>
          <table:covered-table-cell table:style-name="ce30"/>
          <table:covered-table-cell table:style-name="ce37"/>
          <table:covered-table-cell table:style-name="ce30"/>
          <table:covered-table-cell table:style-name="ce37"/>
          <table:table-cell table:style-name="ce39" office:value-type="string" calcext:value-type="string">
            <office:annotation draw:style-name="gr3" draw:text-style-name="P6" svg:width="4.625cm" svg:height="2.434cm" svg:x="33.744cm" svg:y="6.668cm" draw:caption-point-x="5.146cm" draw:caption-point-y="0.221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3" draw:text-style-name="P6" svg:width="4.608cm" svg:height="2.434cm" svg:x="41.6cm" svg:y="6.641cm" draw:caption-point-x="-0.433cm" draw:caption-point-y="0.248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15" office:value-type="string" calcext:value-type="string">
            <office:annotation draw:style-name="gr3" draw:text-style-name="P6" svg:width="2.277cm" svg:height="2.434cm" svg:x="38.523cm" svg:y="6.641cm" draw:caption-point-x="4.544cm" draw:caption-point-y="0.248cm">
              <dc:date>2018-12-28T00:00:00</dc:date>
              <text:p text:style-name="P5"><text:span text:style-name="T2">Otro nombre del campo o etiqueta que requiere un dato especifico</text:span></text:p>
            </office:annotation>
            <text:p>Campo 2</text:p>
          </table:table-cell>
          <table:table-cell table:style-name="ce39" office:value-type="string" calcext:value-type="string">
            <office:annotation draw:style-name="gr3" draw:text-style-name="P6" svg:width="4.607cm" svg:height="2.434cm" svg:x="45.777cm" svg:y="6.641cm" draw:caption-point-x="-0.433cm" draw:caption-point-y="0.248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3" draw:text-style-name="P6" svg:width="3.335cm" svg:height="2.434cm" svg:x="48.055cm" svg:y="6.641cm" draw:caption-point-x="-0.433cm" draw:caption-point-y="0.248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15" office:value-type="string" calcext:value-type="string">
            <office:annotation draw:style-name="gr3" draw:text-style-name="P6" svg:width="3.283cm" svg:height="2.434cm" svg:x="49.928cm" svg:y="6.641cm" draw:caption-point-x="-0.407cm" draw:caption-point-y="0.248cm">
              <dc:date>2018-12-28T00:00:00</dc:date>
              <text:p text:style-name="P5"><text:span text:style-name="T2">Otro nombre del campo o etiqueta que requiere un dato especifico</text:span></text:p>
            </office:annotation>
            <text:p>Campo 2</text:p>
          </table:table-cell>
          <table:table-cell table:style-name="ce5" office:value-type="string" calcext:value-type="string">
            <office:annotation draw:style-name="gr3" draw:text-style-name="P6" svg:width="3.231cm" svg:height="2.434cm" svg:x="52.205cm" svg:y="6.641cm" draw:caption-point-x="-0.407cm" draw:caption-point-y="0.248cm">
              <dc:date>2018-12-28T00:00:00</dc:date>
              <text:p text:style-name="P5"><text:span text:style-name="T2">Ultimo nombre del campo o etiqueta que requiere un dato especifico</text:span></text:p>
            </office:annotation>
            <text:p>Campo N</text:p>
          </table:table-cell>
          <table:table-cell table:number-columns-repeated="37"/>
        </table:table-row>
        <table:table-row table:style-name="ro7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01-Venta club proteccion salud</text:p>
          </table:table-cell>
          <table:table-cell table:style-name="ce6" office:value-type="string" calcext:value-type="string">
            <text:p>Cliente exista en alguna de las carteras</text:p>
          </table:table-cell>
          <table:table-cell table:style-name="ce6" table:content-validation-name="val1"/>
          <table:table-cell table:style-name="ce6" office:value-type="string" calcext:value-type="string">
            <text:p>Cliente deberá existir en la tabla crcliente.</text:p>
            <text:p>*Cliente deberá estar en el rango de edad de 18 y 70 años</text:p>
            <text:p>*El cliente no cuente con este seguro en la db cartera tabla mae_crseguros campo num_cliente=#cte y campo idu_seguro=4.</text:p>
          </table:table-cell>
          <table:table-cell table:style-name="ce19" office:value-type="string" calcext:value-type="string">
            <text:p>Cartera/crcliente</text:p>
          </table:table-cell>
          <table:table-cell table:style-name="ce19" office:value-type="string" calcext:value-type="string">
            <text:p>cliente=cualquiera</text:p>
          </table:table-cell>
          <table:table-cell table:style-name="ce19" office:value-type="string" calcext:value-type="string">
            <text:p>fechanacimiento</text:p>
          </table:table-cell>
          <table:table-cell table:style-name="ce26" office:value-type="string" calcext:value-type="string">
            <text:p>Cartera/mae_crseguros</text:p>
          </table:table-cell>
          <table:table-cell table:style-name="ce26" office:value-type="string" calcext:value-type="string">
            <text:p>num_cliente = cliente del registro 1</text:p>
          </table:table-cell>
          <table:table-cell table:style-name="ce19" office:value-type="string" calcext:value-type="string">
            <text:p>idu_seguro=4</text:p>
          </table:table-cell>
          <table:table-cell table:style-name="ce19" office:value-type="string" calcext:value-type="string">
            <text:p>N/A</text:p>
          </table:table-cell>
          <table:table-cell table:number-columns-repeated="37"/>
        </table:table-row>
        <table:table-row table:style-name="ro7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02-Venta club proteccion salud adicional</text:p>
          </table:table-cell>
          <table:table-cell table:style-name="ce6" office:value-type="string" calcext:value-type="string">
            <text:p>Cliente exista en alguna de las carteras</text:p>
          </table:table-cell>
          <table:table-cell table:style-name="ce6" table:content-validation-name="val1"/>
          <table:table-cell table:style-name="ce6" office:value-type="string" calcext:value-type="string">
            <text:p>Cliente deberá existir en la tabla crcliente.</text:p>
            <text:p>*Cliente deberá estar en el rango de edad de 18 y 70 años</text:p>
            <text:p>*El cliente no cuente con este seguro en la db cartera tabla mae_crseguros campo num_cliente=#cte y campo idu_seguro=4.</text:p>
          </table:table-cell>
          <table:table-cell table:style-name="ce19" office:value-type="string" calcext:value-type="string">
            <text:p>Cartera/crcliente</text:p>
          </table:table-cell>
          <table:table-cell table:style-name="ce19" office:value-type="string" calcext:value-type="string">
            <text:p>cliente=cualquiera</text:p>
          </table:table-cell>
          <table:table-cell table:style-name="ce19" office:value-type="string" calcext:value-type="string">
            <text:p>fechanacimiento</text:p>
          </table:table-cell>
          <table:table-cell table:style-name="ce26" office:value-type="string" calcext:value-type="string">
            <text:p>Cartera/mae_crseguros</text:p>
          </table:table-cell>
          <table:table-cell table:style-name="ce26" office:value-type="string" calcext:value-type="string">
            <text:p>num_cliente = cliente del registro 1</text:p>
          </table:table-cell>
          <table:table-cell table:style-name="ce19" office:value-type="string" calcext:value-type="string">
            <text:p>idu_seguro=4</text:p>
          </table:table-cell>
          <table:table-cell table:style-name="ce19" office:value-type="string" calcext:value-type="string">
            <text:p>N/A</text:p>
          </table:table-cell>
          <table:table-cell table:number-columns-repeated="37"/>
        </table:table-row>
        <table:table-row table:style-name="ro7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03-Abono club de proteccion salud</text:p>
          </table:table-cell>
          <table:table-cell table:style-name="ce6" office:value-type="string" calcext:value-type="string">
            <text:p>Cliente exista en alguna de las carteras</text:p>
          </table:table-cell>
          <table:table-cell table:style-name="ce6" table:content-validation-name="val1"/>
          <table:table-cell table:style-name="ce6" office:value-type="string" calcext:value-type="string">
            <text:p>Cliente deberá existir en la tabla crcliente.</text:p>
            <text:p>*Cliente deberá estar en el rango de edad de 18 y 70 años</text:p>
            <text:p>*El cliente cuente con este seguro en la db cartera tabla mae_crseguros campo num_cliente=#cte y campo idu_seguro=4.</text:p>
          </table:table-cell>
          <table:table-cell table:style-name="ce19" office:value-type="string" calcext:value-type="string">
            <text:p>Cartera/crcliente</text:p>
          </table:table-cell>
          <table:table-cell table:style-name="ce19" office:value-type="string" calcext:value-type="string">
            <text:p>cliente=cualquiera</text:p>
          </table:table-cell>
          <table:table-cell table:style-name="ce19" office:value-type="string" calcext:value-type="string">
            <text:p>fechanacimiento</text:p>
          </table:table-cell>
          <table:table-cell table:style-name="ce26" office:value-type="string" calcext:value-type="string">
            <text:p>Cartera/mae_crseguros</text:p>
          </table:table-cell>
          <table:table-cell table:style-name="ce26" office:value-type="string" calcext:value-type="string">
            <text:p>num_cliente = cliente del registro 1</text:p>
          </table:table-cell>
          <table:table-cell table:style-name="ce19" office:value-type="string" calcext:value-type="string">
            <text:p>idu_seguro=4</text:p>
          </table:table-cell>
          <table:table-cell table:style-name="ce19" office:value-type="string" calcext:value-type="string">
            <text:p>clv_estatus=A</text:p>
          </table:table-cell>
          <table:table-cell table:number-columns-repeated="37"/>
        </table:table-row>
        <table:table-row table:style-name="ro2" table:number-rows-repeated="8">
          <table:table-cell table:number-columns-repeated="3"/>
          <table:table-cell table:style-name="ce34" table:number-columns-repeated="11"/>
          <table:table-cell table:number-columns-repeated="37"/>
        </table:table-row>
        <table:table-row table:style-name="ro2" table:number-rows-repeated="1048554">
          <table:table-cell table:number-columns-repeated="51"/>
        </table:table-row>
        <table:table-row table:style-name="ro2"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1" svg:font-family="Arial1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2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18P0" style:volatile="true">
      <number:month number:style="long"/>
      <number:text>/</number:text>
      <number:day number:style="long"/>
      <number:text>/</number:text>
      <number:year/>
    </number:date-style>
    <number:text-style style:name="N118">
      <number:text-content/>
      <style:map style:condition="value()&lt;=1.79769313486232E+308" style:apply-style-name="N118P0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2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20108" number:language="es" number:country="MX">
      <number:day number:style="long"/>
      <number:text>-</number:text>
      <number:month number:textual="true"/>
    </number:date-style>
    <number:date-style style:name="N20109" number:language="es" number:country="MX">
      <number:month number:textual="true"/>
      <number:text>-</number:text>
      <number:year/>
    </number:date-style>
    <number:number-style style:name="N20110P0" style:volatile="true" number:language="es" number:country="MX">
      <number:number number:decimal-places="0" number:min-decimal-places="0" number:min-integer-digits="1" number:grouping="true"/>
    </number:number-style>
    <number:number-style style:name="N20110" number:language="es" number:country="MX">
      <number:text>-</number:text>
      <number:number number:decimal-places="0" number:min-decimal-places="0" number:min-integer-digits="1" number:grouping="true"/>
      <style:map style:condition="value()&gt;=0" style:apply-style-name="N20110P0"/>
    </number:number-style>
    <number:number-style style:name="N20111P0" style:volatile="true" number:language="es" number:country="MX">
      <number:number number:decimal-places="0" number:min-decimal-places="0" number:min-integer-digits="1" number:grouping="true"/>
    </number:number-style>
    <number:number-style style:name="N20111" number:language="es" number:country="MX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11P0"/>
    </number:number-style>
    <number:number-style style:name="N20112P0" style:volatile="true" number:language="es" number:country="MX">
      <number:number number:decimal-places="2" number:min-decimal-places="2" number:min-integer-digits="1" number:grouping="true"/>
    </number:number-style>
    <number:number-style style:name="N20112" number:language="es" number:country="MX">
      <number:text>-</number:text>
      <number:number number:decimal-places="2" number:min-decimal-places="2" number:min-integer-digits="1" number:grouping="true"/>
      <style:map style:condition="value()&gt;=0" style:apply-style-name="N20112P0"/>
    </number:number-style>
    <number:number-style style:name="N20113P0" style:volatile="true" number:language="es" number:country="MX">
      <number:number number:decimal-places="2" number:min-decimal-places="2" number:min-integer-digits="1" number:grouping="true"/>
    </number:number-style>
    <number:number-style style:name="N20113" number:language="es" number:country="MX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number-style style:name="N20117P0" style:volatile="true" number:language="es" number:country="MX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1" style:volatile="true" number:language="es" number:country="MX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2" style:volatile="true" number:language="es" number:country="MX">
      <number:fill-character> </number:fill-character>
      <number:text>- </number:text>
    </number:number-style>
    <number:text-style style:name="N20117" number:language="es" number:country="MX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currency-style style:name="N20121P0" style:volatile="true" number:language="es" number:country="MX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1" style:volatile="true" number:language="es" number:country="MX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2" style:volatile="true" number:language="es" number:country="MX">
      <number:currency-symbol/>
      <number:fill-character> </number:fill-character>
      <number:text>- </number:text>
    </number:currency-style>
    <number:text-style style:name="N20121" number:language="es" number:country="MX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5P0" style:volatile="true" number:language="es" number:country="MX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1" style:volatile="true" number:language="es" number:country="MX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2" style:volatile="true" number:language="es" number:country="MX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25" number:language="es" number:country="MX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currency-style style:name="N20129P0" style:volatile="true" number:language="es" number:country="MX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1" style:volatile="true" number:language="es" number:country="MX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2" style:volatile="true" number:language="es" number:country="MX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29" number:language="es" number:country="MX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style:style style:name="Default" style:family="table-cell">
      <style:table-cell-properties style:rotation-align="none" style:vertical-align="bottom"/>
      <style:text-properties style:font-name="Arial1" fo:font-family="Arial" style:font-family-generic="swiss" fo:font-size="8pt" style:font-size-asian="8pt" style:font-name-complex="Arial1" style:font-family-complex="Arial" style:font-family-generic-complex="swiss" style:font-size-complex="8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12"/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family="Arial1" fo:font-size="10pt" fo:font-style="normal" fo:text-shadow="none" style:text-underline-style="none" fo:font-weight="normal" style:font-size-asian="10pt" style:font-style-asian="normal" style:font-weight-asian="normal" style:font-name-complex="Arial11" style:font-family-complex="Arial1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family="Arial1" fo:font-size="10pt" fo:font-style="normal" fo:text-shadow="none" style:text-underline-style="none" fo:font-weight="normal" style:font-size-asian="10pt" style:font-style-asian="normal" style:font-weight-asian="normal" style:font-name-complex="Arial11" style:font-family-complex="Arial1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27cm" fo:margin-bottom="1.27cm" fo:margin-left="1.905cm" fo:margin-right="1.905cm" style:print-page-order="ttb" style:first-page-number="continue" style:scale-to="61%" style:writing-mode="lr-tb" style:print="charts drawings objects zero-values"/>
      <style:header-style>
        <style:header-footer-properties fo:min-height="1.27cm" fo:margin-left="0cm" fo:margin-right="0cm" fo:margin-bottom="0.706cm"/>
      </style:header-style>
      <style:footer-style>
        <style:header-footer-properties fo:min-height="1.27cm" fo:margin-left="0cm" fo:margin-right="0cm" fo:margin-top="0.988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09:14:36.5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riz" style:display-name="PageStyle_Matriz" style:page-layout-name="Mpm3">
      <style:header>
        <style:region-left>
          <text:p><text:span text:style-name="MT1"/></text:p>
          <text:p><text:span text:style-name="MT1"/></text:p>
        </style:region-left>
      </style:header>
      <style:header-left style:display="false"/>
      <style:footer>
        <style:region-right>
          <text:p><text:span text:style-name="MT1">Derechos Reservados © Coppel 2018. Confidencial.</text:span></text:p>
        </style:region-right>
      </style:footer>
      <style:footer-left style:display="false"/>
    </style:master-page>
    <style:master-page style:name="PageStyle_5f_Información" style:display-name="PageStyle_Informació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ject Checklist</dc:title>
    <meta:initial-creator>José Antonio López Fernández</meta:initial-creator>
    <meta:print-date>2018-12-11T17:53:51</meta:print-date>
    <meta:creation-date>2003-03-03T20:27:39</meta:creation-date>
    <dc:date>2022-09-09T09:24:45.133000000</dc:date>
    <meta:generator>LibreOffice/7.0.0.3$Windows_X86_64 LibreOffice_project/8061b3e9204bef6b321a21033174034a5e2ea88e</meta:generator>
    <meta:editing-duration>PT3H45M47S</meta:editing-duration>
    <meta:editing-cycles>48</meta:editing-cycles>
    <meta:document-statistic meta:table-count="2" meta:cell-count="79" meta:object-count="2"/>
    <meta:user-defined meta:name="AppVersion">15.0300</meta:user-defined>
    <meta:user-defined meta:name="Approval Level"/>
    <meta:user-defined meta:name="Assigned To"/>
    <meta:user-defined meta:name="Categories"/>
    <meta:user-defined meta:name="Company" meta:value-type="string">Softtek</meta:user-defined>
    <meta:user-defined meta:name="ContentType" meta:value-type="string">Document</meta:user-defined>
    <meta:user-defined meta:name="ContentTypeId" meta:value-type="string">0x0101009DA9AC27CBEB524382D2625CA6F6C2D2</meta:user-defined>
    <meta:user-defined meta:name="DocSecurity" meta:value-type="float">0</meta:user-defined>
    <meta:user-defined meta:name="HyperlinksChanged" meta:value-type="boolean">false</meta:user-defined>
    <meta:user-defined meta:name="Keywords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ubject" meta:value-type="string"/>
    <meta:user-defined meta:name="_Author" meta:value-type="string">José Antonio López Fernández</meta:user-defined>
    <meta:user-defined meta:name="_Category" meta:value-type="string"/>
    <meta:user-defined meta:name="_Comments" meta:value-type="string"/>
  </office:meta>
</office:document-meta>
</file>